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O vídeo a seguir irá apresentar os diversos aspectos do uso da Inteligência Artificial no Setor Jurídico. Vocês verão porque as Law-techs são grandes promessas entre a inovação da Inteligência Artificial e como as ferramentas já estão dotas disponíveis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44:30.806257216</meta:creation-date>
    <dc:date>2022-09-03T12:44:53.681517429</dc:date>
    <meta:editing-duration>PT23S</meta:editing-duration>
    <meta:editing-cycles>1</meta:editing-cycles>
    <meta:document-statistic meta:table-count="0" meta:image-count="0" meta:object-count="0" meta:page-count="1" meta:paragraph-count="2" meta:word-count="40" meta:character-count="257" meta:non-whitespace-character-count="219"/>
    <meta:generator>LibreOffice/7.3.5.2$Linux_X86_64 LibreOffice_project/30$Build-2</meta:generator>
  </office:meta>
</office:document-meta>
</file>